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73a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wilight Sparkle</text:span>: Princess Celestia, I am extremely grateful for granting me access to the Canterlot’<text:span text:style-name="T3">s</text:span> Library. It's been my lifelong dream!</text:p>
      <text:p text:style-name="Standard"/>
      <text:p text:style-name="Standard"><text:span text:style-name="T1">Princess Celestia</text:span>: It's the least I can do — to provide new knowledge for my young student.</text:p>
      <text:p text:style-name="Standard"/>
      <text:p text:style-name="Standard"><text:span text:style-name="T1">Twilight Sparkle</text:span>: I've searched extensively for information about the Elements of Harmony, but couldn't find any documented details on how they work and why they haven't been used since Nightmare Moon's banishment to the moon. I haven't slept much, wondering why that night was different, why the Elements of Harmony didn't send Nightmare Moon back to the moon but instead banished her from Luna.</text:p>
      <text:p text:style-name="Standard"/>
      <text:p text:style-name="Standard"><text:span text:style-name="T1">Princess Celestia</text:span>: The Elements of Harmony did not choose to banish Nightmare Moon to the moon.</text:p>
      <text:p text:style-name="Standard"/>
      <text:p text:style-name="Standard"><text:span text:style-name="T1">Twilight Sparkle</text:span>: What do you mean, Princess Celestia? Are you saying that the Elements of Harmony act however their user wishes them to?</text:p>
      <text:p text:style-name="Standard"/>
      <text:p text:style-name="Standard"><text:span text:style-name="T1">Princess Celestia</text:span>: Desire has nothing to do with it. The Elements of Harmony are not an ordinary magical artifact, as you might have guessed. Only someone in harmony with all six elements can use this artifact. The effect of their use entirely depends on the purity of intentions.</text:p>
      <text:p text:style-name="Standard"/>
      <text:p text:style-name="Standard"><text:span text:style-name="T1">Twilight Sparkle</text:span>: And on that very night, your intentions were not pure...</text:p>
      <text:p text:style-name="Standard"/>
      <text:p text:style-name="Standard"><text:span text:style-name="T1">Twilight Sparkle</text:span>: Oh, I'm sorry, Princess Celestia. I didn't mean to — I just...</text:p>
      <text:p text:style-name="Standard"/>
      <text:p text:style-name="Standard"><text:span text:style-name="T1">Princess Celestia</text:span>: <text:span text:style-name="T2">(in a sad tone)</text:span> There's no need to be ashamed of the truth; it was indeed so. We were both to blame for Nightmare Moon's appearance, and that's why my intentions were not pure. On that night, I lost everything dear to me: my sister and the ability to use the Elements of Harmony.</text:p>
      <text:p text:style-name="Standard"/>
      <text:p text:style-name="Standard"><text:span text:style-name="T1">Princess Celestia</text:span>: (<text:span text:style-name="T2">encouragingly</text:span>) I hope this information will aid you in your research on the Elements of Harmony. I look forward to receiving a letter with your findings.</text:p>
      <text:p text:style-name="Standard"/>
      <text:p text:style-name="Standard"><text:span text:style-name="T1">Twilight Sparkle</text:span>: Yes, of course, Princess Celestia!</text:p>
      <text:p text:style-name="Standard"/>
      <text:p text:style-name="P1">Twilight hurries away to the library.</text:p>
      <text:p text:style-name="Standard"/>
      <text:p text:style-name="Standard"><text:span text:style-name="T1">Princess Celestia</text:span>: (<text:span text:style-name="T2">whispering</text:span>) Thank you, Twil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21:34:25.182611602</meta:creation-date>
    <meta:generator>LibreOffice/24.2.7.2$Linux_X86_64 LibreOffice_project/420$Build-2</meta:generator>
    <dc:date>2026-01-21T21:23:08.404173452</dc:date>
    <meta:editing-duration>PT8M23S</meta:editing-duration>
    <meta:editing-cycles>4</meta:editing-cycles>
    <meta:document-statistic meta:table-count="0" meta:image-count="0" meta:object-count="0" meta:page-count="1" meta:paragraph-count="13" meta:word-count="316" meta:character-count="1905" meta:non-whitespace-character-count="1600"/>
  </office:meta>
</office:document-meta>
</file>